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2.2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1164" calcext:value-type="float">
            <text:p>1164</text:p>
          </table:table-cell>
          <table:table-cell table:number-columns-repeated="16383"/>
        </table:table-row>
        <table:table-row table:style-name="ro1" table:number-rows-repeated="104857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C" table:style-name="ta2">
        <table:table-column table:style-name="co2" table:number-columns-repeated="16384" table:default-cell-style-name="ce1"/>
        <table:table-row table:style-name="ro1">
          <table:table-cell office:value-type="float" office:value="4" calcext:value-type="float">
            <text:p>4</text:p>
          </table:table-cell>
          <table:table-cell table:number-columns-repeated="16383"/>
        </table:table-row>
        <table:table-row table:style-name="ro1" table:number-rows-repeated="104857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alstead" table:style-name="ta3">
        <table:table-column table:style-name="co3" table:number-columns-repeated="4" table:default-cell-style-name="Default"/>
        <table:table-row table:style-name="ro2">
          <table:table-cell office:value-type="string" calcext:value-type="string">
            <text:p>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t : =, &lt;, ++, &lt;=, +, -, void, return, for, if, int (11)</text:p>
          </table:table-cell>
        </table:table-row>
        <table:table-row table:style-name="ro2">
          <table:table-cell office:value-type="string" calcext:value-type="string">
            <text:p>N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Nt : void, int, int, int, int, if, &lt;=, return, for, if, =, =, &lt;, ++, &lt;, ++, +, +, -, - <text:s/>(20)</text:p>
          </table:table-cell>
        </table:table-row>
        <table:table-row table:style-name="ro2">
          <table:table-cell office:value-type="string" calcext:value-type="string">
            <text:p>nd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d : i, j, =, iqsort0, swap, a, n, ++ (8)</text:p>
          </table:table-cell>
        </table:table-row>
        <table:table-row table:style-name="ro2">
          <table:table-cell office:value-type="string" calcext:value-type="string">
            <text:p>Nd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Nd : iqsort, a, n, i, j, n, i, j, i, n, i, ++i, a[i], a[0], swap, ++j, i, a, swap, j, a, iqsort0, a, j, iqsort0, a, j, n, j (29)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Longueur</text:p>
          </table:table-cell>
          <table:table-cell table:formula="of:=[.B2]+[.B4]" office:value-type="float" office:value="49" calcext:value-type="float">
            <text:p>49</text:p>
          </table:table-cell>
          <table:table-cell/>
          <table:table-cell office:value-type="string" calcext:value-type="string">
            <text:p>Opérateurs = opérations relationnelles, opérations arithmétiques, affectations, incrémentations/décrémentations, déclarations de fonctions, déclarations de variables</text:p>
          </table:table-cell>
        </table:table-row>
        <table:table-row table:style-name="ro2">
          <table:table-cell office:value-type="string" calcext:value-type="string">
            <text:p>Vocabulaire</text:p>
          </table:table-cell>
          <table:table-cell table:formula="of:=[.B1]+[.B3]" office:value-type="float" office:value="19" calcext:value-type="float">
            <text:p>19</text:p>
          </table:table-cell>
          <table:table-cell/>
          <table:table-cell office:value-type="string" calcext:value-type="string">
            <text:p>Opérandes = noms de variables, noms de fonctions, valeurs de variables, appel de fonction, affectation</text:p>
          </table:table-cell>
        </table:table-row>
        <table:table-row table:style-name="ro2">
          <table:table-cell office:value-type="string" calcext:value-type="string">
            <text:p>Volume</text:p>
          </table:table-cell>
          <table:table-cell table:formula="of:=[.B7]*LOG([.B8];2)" office:value-type="float" office:value="208.148448158736" calcext:value-type="float">
            <text:p>208,1484481587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fficulté</text:p>
          </table:table-cell>
          <table:table-cell table:formula="of:=([.B1]/2)*([.B4]/[.B3])" office:value-type="float" office:value="19.9375" calcext:value-type="float">
            <text:p>19,93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ffort</text:p>
          </table:table-cell>
          <table:table-cell table:formula="of:=[.B10]*[.B9]" office:value-type="float" office:value="4149.95968516479" calcext:value-type="float">
            <text:p>4149,9596851647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10-16T13:58:32Z</meta:creation-date>
    <dc:date>2025-10-16T16:49:49.573641090</dc:date>
    <meta:editing-cycles>3</meta:editing-cycles>
    <meta:editing-duration>PT14M34S</meta:editing-duration>
    <meta:document-statistic meta:table-count="3" meta:cell-count="26" meta:object-count="0"/>
  </office:meta>
</office:document-meta>
</file>